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800004DBD00002F48334114E2D43EC124.svm" manifest:media-type="image/x-svm"/>
  <manifest:file-entry manifest:full-path="Pictures/10000200000003AC0000023C3FFF6D5A8453BF4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5.7cm" svg:height="15.631cm" svg:x="1.4cm" svg:y="0.097cm">
          <draw:image xlink:href="Pictures/2000000800004DBD00002F48334114E2D43EC124.svm" xlink:type="simple" xlink:show="embed" xlink:actuate="onLoad" loext:mime-type="image/x-svm">
            <text:p/>
          </draw:image>
          <draw:image xlink:href="Pictures/10000200000003AC0000023C3FFF6D5A8453BF42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0-28T09:05:25.348000000</meta:creation-date>
    <dc:date>2021-10-28T09:06:56.438000000</dc:date>
    <meta:editing-duration>PT35S</meta:editing-duration>
    <meta:editing-cycles>1</meta:editing-cycles>
    <meta:document-statistic meta:object-count="24"/>
    <meta:generator>LibreOffice/6.3.4.2$Windows_X86_64 LibreOffice_project/60da17e045e08f1793c57c00ba83cdfce946d0aa</meta:generator>
  </office:meta>
</office:document-meta>
</file>